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Deploy a Service with Ansible — Firewall + SELinux</text:p>
          </draw:text-box>
        </draw:frame>
        <draw:frame draw:style-name="TransBox" svg:width="31.8700cm" svg:height="3.5000cm" svg:x="1.0000cm" svg:y="8.8000cm">
          <draw:text-box>
            <text:p text:style-name="PBody">A complete real-world playbook that installs nginx, configures firewalld, and handles SELinux correctly — the three pillars of RHEL service deployment. Project structure ansible.cfg</text:p>
          </draw:text-box>
        </draw:frame>
        <draw:frame draw:style-name="TransBox" svg:width="31.8700cm" svg:height="1.0000cm" svg:x="1.0000cm" svg:y="17.8000cm">
          <draw:text-box>
            <text:p text:style-name="PFooter">04-rhce/07-ansible-service-deploy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oject structure</text:p>
            <text:p text:style-name="PBullet">▶  ansible.cfg</text:p>
            <text:p text:style-name="PBullet">▶  inventory.ini</text:p>
            <text:p text:style-name="PBullet">▶  roles/nginx/defaults/main.yml</text:p>
            <text:p text:style-name="PBullet">▶  roles/nginx/tasks/main.yml</text:p>
            <text:p text:style-name="PBullet">▶  roles/nginx/handlers/main.yml</text:p>
            <text:p text:style-name="PBullet">▶  roles/nginx/templates/nginx.conf.j2</text:p>
            <text:p text:style-name="PBullet">▶  roles/nginx/files/index.ht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oject structure</text:p>
          </draw:text-box>
        </draw:frame>
        <draw:frame draw:style-name="CodeBox" svg:width="31.8700cm" svg:height="13.5500cm" svg:x="1.0000cm" svg:y="4.0000cm">
          <draw:text-box>
            <text:p text:style-name="PCode">web-deploy/
  ansible.cfg
  inventory.ini
  site.yml
  roles/
    nginx/
      defaults/main.yml
      tasks/main.yml
      handlers/main.yml
      templates/nginx.conf.j2
      files/index.htm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.cfg</text:p>
          </draw:text-box>
        </draw:frame>
        <draw:frame draw:style-name="CodeBox" svg:width="31.8700cm" svg:height="13.5500cm" svg:x="1.0000cm" svg:y="4.0000cm">
          <draw:text-box>
            <text:p text:style-name="PCode">[defaults]
inventory = inventory.ini
remote_user = rhel
host_key_checking = False
stdout_callback = yaml

[privilege_escalation]
become = True
become_method = sud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ventory.ini</text:p>
          </draw:text-box>
        </draw:frame>
        <draw:frame draw:style-name="CodeBox" svg:width="31.8700cm" svg:height="13.5500cm" svg:x="1.0000cm" svg:y="4.0000cm">
          <draw:text-box>
            <text:p text:style-name="PCode">[webservers]
web01 ansible_host=192.168.1.101

[webservers:vars]
nginx_port=8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defaults/main.yml</text:p>
          </draw:text-box>
        </draw:frame>
        <draw:frame draw:style-name="CodeBox" svg:width="31.8700cm" svg:height="13.5500cm" svg:x="1.0000cm" svg:y="4.0000cm">
          <draw:text-box>
            <text:p text:style-name="PCode">

---
nginx_port: 80
nginx_root: /var/www/html
nginx_user: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tasks/main.yml</text:p>
          </draw:text-box>
        </draw:frame>
        <draw:frame draw:style-name="CodeBox" svg:width="31.8700cm" svg:height="13.5500cm" svg:x="1.0000cm" svg:y="4.0000cm">
          <draw:text-box>
            <text:p text:style-name="PCode">

---
- name: Install nginx
  ansible.builtin.dnf:
    name: nginx
    state: present
  tags: packages

- name: Create web root
  ansible.builtin.file:
    path: "{{ nginx_root }}"
    state: directory
    owner: "{{ nginx_user }}"
… (53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handlers/main.yml</text:p>
          </draw:text-box>
        </draw:frame>
        <draw:frame draw:style-name="CodeBox" svg:width="31.8700cm" svg:height="13.5500cm" svg:x="1.0000cm" svg:y="4.0000cm">
          <draw:text-box>
            <text:p text:style-name="PCode">

---
- name: Reload nginx
  ansible.builtin.service:
    name: nginx
    state: reloaded

- name: Restart nginx
  ansible.builtin.service:
    name: nginx
    state: restart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templates/nginx.conf.j2</text:p>
          </draw:text-box>
        </draw:frame>
        <draw:frame draw:style-name="CodeBox" svg:width="31.8700cm" svg:height="13.5500cm" svg:x="1.0000cm" svg:y="4.0000cm">
          <draw:text-box>
            <text:p text:style-name="PCode">user {{ nginx_user }};
worker_processes auto;
error_log /var/log/nginx/error.log;
pid /run/nginx.pid;

events {
    worker_connections 1024;
}

http {
    include             /etc/nginx/mime.types;
    default_type        application/octet-stream;
    sendfile            on;
    keepalive_timeout   65;
… (11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les/nginx/files/index.html</text:p>
          </draw:text-box>
        </draw:frame>
        <draw:frame draw:style-name="CodeBox" svg:width="31.8700cm" svg:height="13.5500cm" svg:x="1.0000cm" svg:y="4.0000cm">
          <draw:text-box>
            <text:p text:style-name="PCode">&lt;!DOCTYPE html&gt;
&lt;html&gt;
&lt;head&gt;&lt;title&gt;RHEL Lab&lt;/title&gt;&lt;/head&gt;
&lt;body&gt;&lt;h1&gt;Deployed by Ansible&lt;/h1&gt;&lt;/body&gt;
&lt;/html&gt;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ite.yml</text:p>
          </draw:text-box>
        </draw:frame>
        <draw:frame draw:style-name="CodeBox" svg:width="31.8700cm" svg:height="13.5500cm" svg:x="1.0000cm" svg:y="4.0000cm">
          <draw:text-box>
            <text:p text:style-name="PCode">

---
- name: Deploy nginx web server
  hosts: webservers
  become: true

  roles:
    - nginx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un it</text:p>
          </draw:text-box>
        </draw:frame>
        <draw:frame draw:style-name="CodeBox" svg:width="31.8700cm" svg:height="13.5500cm" svg:x="1.0000cm" svg:y="4.0000cm">
          <draw:text-box>
            <text:p text:style-name="PCode"># Dry run first
ansible-playbook site.yml --check

# Apply
ansible-playbook site.yml

# Apply with verbose output
ansible-playbook site.yml -v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</text:p>
          </draw:text-box>
        </draw:frame>
        <draw:frame draw:style-name="TransBox" svg:width="15.7350cm" svg:height="13.5500cm" svg:x="1.0000cm" svg:y="4.0000cm">
          <draw:text-box>
            <text:p text:style-name="PBullet">• Expected: Deployed by Ansible</text:p>
          </draw:text-box>
        </draw:frame>
        <draw:frame draw:style-name="CodeBox" svg:width="15.7350cm" svg:height="13.5500cm" svg:x="17.1350cm" svg:y="4.0000cm">
          <draw:text-box>
            <text:p text:style-name="PCode"># From control node
curl http://192.168.1.101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Deploy a Service with Ansible — Firewall + SELinux</text:p>
          </draw:text-box>
        </draw:frame>
        <draw:frame draw:style-name="TransBox" svg:width="31.8700cm" svg:height="13.5500cm" svg:x="1.0000cm" svg:y="4.0000cm">
          <draw:text-box>
            <text:p text:style-name="PBullet">✓  Project structure</text:p>
            <text:p text:style-name="PBullet">✓  ansible.cfg</text:p>
            <text:p text:style-name="PBullet">✓  inventory.ini</text:p>
            <text:p text:style-name="PBullet">✓  roles/nginx/defaults/main.yml</text:p>
            <text:p text:style-name="PBullet">✓  roles/nginx/tasks/main.yml</text:p>
            <text:p text:style-name="PBullet">✓  roles/nginx/handlers/main.yml</text:p>
            <text:p text:style-name="PBullet">✓  roles/nginx/templates/nginx.conf.j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